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paragraph-properties fo:text-align="start"/>
    </style:style>
    <style:style style:name="T3" style:parent-style-name="DefaultParagraphFont" style:family="text">
      <style:text-properties style:text-position="super 63.8%"/>
    </style:style>
    <style:style style:name="P4" style:parent-style-name="Textbody" style:family="paragraph"/>
    <style:style style:name="P5" style:parent-style-name="Textbody" style:family="paragraph"/>
  </office:automatic-styles>
  <office:body>
    <office:text text:use-soft-page-breaks="true">
      <text:p text:style-name="P1">Homework 2</text:p>
      <text:p text:style-name="P2">CSC 310<text:s/>|<text:s/>Peter Schaefer | February 14<text:span text:style-name="T3">th</text:span><text:s/>2024</text:p>
      <text:h text:style-name="Heading3" text:outline-level="3">2.13 Consider the following grammar:</text:h>
      <text:p text:style-name="PreformattedText">stmt → assignment<text:s/>|<text:s/>subr_call</text:p>
      <text:p text:style-name="PreformattedText">assignment → id := expr</text:p>
      <text:p text:style-name="PreformattedText">subr_call → id (arg_list)</text:p>
      <text:p text:style-name="PreformattedText">expr<text:tab/>→ primary expr_tail</text:p>
      <text:p text:style-name="PreformattedText">expr_tail → op expr<text:s/>|<text:s/>ε</text:p>
      <text:p text:style-name="PreformattedText">primary → id<text:s/>|<text:s/>subr_call<text:s/>|<text:s/>( expr )</text:p>
      <text:p text:style-name="PreformattedText">op<text:tab/>→ + | - | * | /</text:p>
      <text:p text:style-name="PreformattedText">arg_list → expr args_tail</text:p>
      <text:p text:style-name="PreformattedText">args_tail → , arg_list<text:s/>|<text:s/>ε</text:p>
      <text:p text:style-name="PreformattedText"/>
      <text:list text:style-name="Numberingabc">
        <text:list-item text:start-value="1">
          <text:p text:style-name="P4">Construct a parse tree for the input<text:s/>string.</text:p>
        </text:list-item>
      </text:list>
      <text:p text:style-name="PreformattedText">foo(a, b).</text:p>
      <text:list text:style-name="Numberingabc" text:continue-numbering="true">
        <text:list-item>
          <text:p text:style-name="P5">Give a canonical (right-most) derivation of this same str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chaefer, Peter</dc:creator>
    <meta:creation-date>2024-02-09T13:30:00Z</meta:creation-date>
    <dc:date>2024-02-13T19:41:00Z</dc:date>
    <meta:template xlink:href="Normal.dotm" xlink:type="simple"/>
    <meta:editing-cycles>3</meta:editing-cycles>
    <meta:editing-duration>PT360S</meta:editing-duration>
    <meta:document-statistic meta:page-count="1" meta:paragraph-count="1" meta:word-count="67" meta:character-count="449" meta:row-count="3" meta:non-whitespace-character-count="383"/>
  </office:meta>
</office:document-meta>
</file>